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901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5655">
            <text:p>565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377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378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2</text:p>
          </table:table-cell>
          <table:table-cell table:style-name="ACE-0" office:value-type="float" office:value="-32.518000000000001">
            <text:p>−32.518</text:p>
          </table:table-cell>
          <table:table-cell table:style-name="ACE-0" office:value-type="float" office:value="115.73399999999999">
            <text:p>115.734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hell material (Katelysia &amp; Sanguinolar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02</text:p>
          </table:table-cell>
          <table:table-cell table:style-name="ACE-0" office:value-type="float" office:value="-32.518000000000001">
            <text:p>−32.518</text:p>
          </table:table-cell>
          <table:table-cell table:style-name="ACE-0" office:value-type="float" office:value="115.73399999999999">
            <text:p>115.734</text:p>
          </table:table-cell>
          <table:table-cell table:style-name="ACE-0" office:value-type="float" office:value="3475">
            <text:p>347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 material (mixe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6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630">
            <text:p>63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7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8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5</text:p>
          </table:table-cell>
          <table:table-cell table:style-name="ACE-0" office:value-type="float" office:value="-32.408000000000001">
            <text:p>−32.408</text:p>
          </table:table-cell>
          <table:table-cell table:style-name="ACE-0" office:value-type="float" office:value="115.76900000000001">
            <text:p>115.769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3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2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794">
            <text:p>79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3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414">
            <text:p>414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4</text:p>
          </table:table-cell>
          <table:table-cell table:style-name="ACE-0" office:value-type="float" office:value="-32.383000000000003">
            <text:p>−32.383</text:p>
          </table:table-cell>
          <table:table-cell table:style-name="ACE-0" office:value-type="float" office:value="115.736">
            <text:p>115.736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4</text:p>
          </table:table-cell>
          <table:table-cell table:style-name="ACE-0" office:value-type="float" office:value="-32.368000000000002">
            <text:p>−32.368</text:p>
          </table:table-cell>
          <table:table-cell table:style-name="ACE-0" office:value-type="float" office:value="115.78700000000001">
            <text:p>115.787</text:p>
          </table:table-cell>
          <table:table-cell table:style-name="ACE-0" office:value-type="float" office:value="4593">
            <text:p>4593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557</text:p>
          </table:table-cell>
          <table:table-cell table:style-name="ACE-0" office:value-type="float" office:value="-32.368000000000002">
            <text:p>−32.368</text:p>
          </table:table-cell>
          <table:table-cell table:style-name="ACE-0" office:value-type="float" office:value="115.78700000000001">
            <text:p>115.787</text:p>
          </table:table-cell>
          <table:table-cell table:style-name="ACE-0" office:value-type="float" office:value="4855">
            <text:p>485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7</text:p>
          </table:table-cell>
          <table:table-cell table:style-name="ACE-0" office:value-type="float" office:value="-32.366999999999997">
            <text:p>−32.367</text:p>
          </table:table-cell>
          <table:table-cell table:style-name="ACE-0" office:value-type="float" office:value="115.76900000000001">
            <text:p>115.769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872</text:p>
          </table:table-cell>
          <table:table-cell table:style-name="ACE-0" office:value-type="float" office:value="-32.326999999999998">
            <text:p>−32.327</text:p>
          </table:table-cell>
          <table:table-cell table:style-name="ACE-0" office:value-type="float" office:value="115.756">
            <text:p>115.756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882</text:p>
          </table:table-cell>
          <table:table-cell table:style-name="ACE-0" office:value-type="float" office:value="-32.326999999999998">
            <text:p>−32.327</text:p>
          </table:table-cell>
          <table:table-cell table:style-name="ACE-0" office:value-type="float" office:value="115.756">
            <text:p>115.756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7</text:p>
          </table:table-cell>
          <table:table-cell table:style-name="ACE-0" office:value-type="float" office:value="-32.326000000000001">
            <text:p>−32.326</text:p>
          </table:table-cell>
          <table:table-cell table:style-name="ACE-0" office:value-type="float" office:value="115.79900000000001">
            <text:p>115.799</text:p>
          </table:table-cell>
          <table:table-cell table:style-name="ACE-0" office:value-type="float" office:value="6785">
            <text:p>6785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362</text:p>
          </table:table-cell>
          <table:table-cell table:style-name="ACE-0" office:value-type="float" office:value="-32.305">
            <text:p>−32.305</text:p>
          </table:table-cell>
          <table:table-cell table:style-name="ACE-0" office:value-type="float" office:value="115.72199999999999">
            <text:p>115.722</text:p>
          </table:table-cell>
          <table:table-cell table:style-name="ACE-0" office:value-type="float" office:value="3203">
            <text:p>3203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5</text:p>
          </table:table-cell>
          <table:table-cell table:style-name="ACE-0" office:value-type="float" office:value="-32.298000000000002">
            <text:p>−32.298</text:p>
          </table:table-cell>
          <table:table-cell table:style-name="ACE-0" office:value-type="float" office:value="115.727">
            <text:p>115.727</text:p>
          </table:table-cell>
          <table:table-cell table:style-name="ACE-0" office:value-type="float" office:value="2224">
            <text:p>2224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6</text:p>
          </table:table-cell>
          <table:table-cell table:style-name="ACE-0" office:value-type="float" office:value="-32.292999999999999">
            <text:p>−32.293</text:p>
          </table:table-cell>
          <table:table-cell table:style-name="ACE-0" office:value-type="float" office:value="115.732">
            <text:p>115.732</text:p>
          </table:table-cell>
          <table:table-cell table:style-name="ACE-0" office:value-type="float" office:value="3892">
            <text:p>3892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22</text:p>
          </table:table-cell>
          <table:table-cell table:style-name="ACE-0" office:value-type="float" office:value="-32.287999999999997">
            <text:p>−32.288</text:p>
          </table:table-cell>
          <table:table-cell table:style-name="ACE-0" office:value-type="float" office:value="115.71599999999999">
            <text:p>115.716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23</text:p>
          </table:table-cell>
          <table:table-cell table:style-name="ACE-0" office:value-type="float" office:value="-32.287999999999997">
            <text:p>−32.288</text:p>
          </table:table-cell>
          <table:table-cell table:style-name="ACE-0" office:value-type="float" office:value="115.71599999999999">
            <text:p>115.716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9</text:p>
          </table:table-cell>
          <table:table-cell table:style-name="ACE-0" office:value-type="float" office:value="-32.277000000000001">
            <text:p>−32.277</text:p>
          </table:table-cell>
          <table:table-cell table:style-name="ACE-0" office:value-type="float" office:value="115.765">
            <text:p>115.765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90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1299999999999">
            <text:p>115.713</text:p>
          </table:table-cell>
          <table:table-cell table:style-name="ACE-0" office:value-type="float" office:value="1599">
            <text:p>1599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Barnacle (Tetraclitella purpurascen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7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79">
            <text:p>115.779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8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79">
            <text:p>115.779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24</text:p>
          </table:table-cell>
          <table:table-cell table:style-name="ACE-0" office:value-type="float" office:value="-32.271000000000001">
            <text:p>−32.271</text:p>
          </table:table-cell>
          <table:table-cell table:style-name="ACE-0" office:value-type="float" office:value="115.687">
            <text:p>115.687</text:p>
          </table:table-cell>
          <table:table-cell table:style-name="ACE-0" office:value-type="float" office:value="5525">
            <text:p>552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3</text:p>
          </table:table-cell>
          <table:table-cell table:style-name="ACE-0" office:value-type="float" office:value="-32.033000000000001">
            <text:p>−32.033</text:p>
          </table:table-cell>
          <table:table-cell table:style-name="ACE-0" office:value-type="float" office:value="115.767">
            <text:p>115.767</text:p>
          </table:table-cell>
          <table:table-cell table:style-name="ACE-0" office:value-type="float" office:value="3116">
            <text:p>3116</text:p>
          </table:table-cell>
          <table:table-cell table:style-name="ACE-0" office:value-type="float" office:value="262">
            <text:p>262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39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Circe sulcata sp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40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Circe sulcata sp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41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Sanguinolaria biradi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6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7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8372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1</text:p>
          </table:table-cell>
          <table:table-cell table:style-name="ACE-0" office:value-type="float" office:value="-32.003">
            <text:p>−32.003</text:p>
          </table:table-cell>
          <table:table-cell table:style-name="ACE-0" office:value-type="float" office:value="115.53700000000001">
            <text:p>115.537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33</text:p>
          </table:table-cell>
          <table:table-cell table:style-name="ACE-0" office:value-type="float" office:value="-32.003">
            <text:p>−32.003</text:p>
          </table:table-cell>
          <table:table-cell table:style-name="ACE-0" office:value-type="float" office:value="115.53700000000001">
            <text:p>115.537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lecypod (Barbatia pistach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2</text:p>
          </table:table-cell>
          <table:table-cell table:style-name="ACE-0" office:value-type="float" office:value="-32.000999999999998">
            <text:p>−32.001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8493</text:p>
          </table:table-cell>
          <table:table-cell table:style-name="ACE-0" office:value-type="float" office:value="-32.000999999999998">
            <text:p>−32.001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4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">
            <text:p>115.5</text:p>
          </table:table-cell>
          <table:table-cell table:style-name="ACE-0" office:value-type="float" office:value="5355">
            <text:p>535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Shell material (Ostrea angas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6500000000000001">
            <text:p>0.7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5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">
            <text:p>115.5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Shell material (kately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3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3">
            <text:p>115.53</text:p>
          </table:table-cell>
          <table:table-cell table:style-name="ACE-0" office:value-type="float" office:value="5925">
            <text:p>5925</text:p>
          </table:table-cell>
          <table:table-cell table:style-name="ACE-0" office:value-type="float" office:value="292">
            <text:p>292</text:p>
          </table:table-cell>
          <table:table-cell table:style-name="ACE-0" office:value-type="string">
            <text:p>Shell material (serpulid tub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22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525">
            <text:p>35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78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095">
            <text:p>3095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7500000000000002">
            <text:p>0.7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79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185">
            <text:p>3185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250000000000001">
            <text:p>1.2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23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5">
            <text:p>115.55</text:p>
          </table:table-cell>
          <table:table-cell table:style-name="ACE-0" office:value-type="float" office:value="6675">
            <text:p>6675</text:p>
          </table:table-cell>
          <table:table-cell table:style-name="ACE-0" office:value-type="float" office:value="351">
            <text:p>351</text:p>
          </table:table-cell>
          <table:table-cell table:style-name="ACE-0" office:value-type="string">
            <text:p>Shell material (Paphies cune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8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9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0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37</text:p>
          </table:table-cell>
          <table:table-cell table:style-name="ACE-0" office:value-type="float" office:value="-31.995999999999999">
            <text:p>−31.996</text:p>
          </table:table-cell>
          <table:table-cell table:style-name="ACE-0" office:value-type="float" office:value="115.51900000000001">
            <text:p>115.519</text:p>
          </table:table-cell>
          <table:table-cell table:style-name="ACE-0" office:value-type="float" office:value="4215">
            <text:p>421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2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Tellina per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20999999999999999">
            <text:p>−0.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655">
            <text:p>365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649999999999999">
            <text:p>1.5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5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075">
            <text:p>6075</text:p>
          </table:table-cell>
          <table:table-cell table:style-name="ACE-0" office:value-type="float" office:value="282">
            <text:p>282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0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135">
            <text:p>3135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1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935">
            <text:p>5935</text:p>
          </table:table-cell>
          <table:table-cell table:style-name="ACE-0" office:value-type="float" office:value="451">
            <text:p>451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0649999999999999">
            <text:p>1.0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2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232">
            <text:p>232</text:p>
          </table:table-cell>
          <table:table-cell table:style-name="ACE-0" office:value-type="string">
            <text:p>Shell material (Tellina per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315">
            <text:p>0.3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282">
            <text:p>282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6500000000000001">
            <text:p>0.7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975">
            <text:p>3975</text:p>
          </table:table-cell>
          <table:table-cell table:style-name="ACE-0" office:value-type="float" office:value="332">
            <text:p>33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7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9">
            <text:p>115.529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arnacle (Tetraclitella purpurascen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874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115.967">
            <text:p>115.967</text:p>
          </table:table-cell>
          <table:table-cell table:style-name="ACE-0" office:value-type="float" office:value="7065">
            <text:p>706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Shell material (Paphia callistotap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KigoshiEtal1973,Kendrick1977,LewisEtal2013</text:p>
          </table:table-cell>
          <table:table-cell table:number-columns-repeated="240" table:style-name="ACE-0"/>
        </table:table-row>
        <table:table-row table:style-name="AROW-0" table:number-rows-repeated="1093">
          <table:table-cell table:number-columns-repeated="256"/>
        </table:table-row>
        <table:table-row table:style-name="AROW-1" table:number-rows-repeated="64">
          <table:table-cell table:number-columns-repeated="256"/>
        </table:table-row>
        <table:table-row table:style-name="AROW-0" table:number-rows-repeated="64314">
          <table:table-cell table:number-columns-repeated="256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63">
          <gnm:selection gnm:start-col="0" gnm:start-row="63" gnm:end-col="255" gnm:end-row="6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9:18:56Z</dc:date>
    <meta:creation-date>2022-10-27T08:15:17Z</meta:creation-date>
    <meta:generator>gnumeric/1.12.46</meta:generator>
  </office:meta>
</office:document-meta>
</file>